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margin-left="0cm" fo:margin-right="0cm" fo:text-indent="0.101cm" style:auto-text-indent="false"/>
      <style:text-properties officeooo:paragraph-rsid="00042c3b"/>
    </style:style>
    <style:style style:name="P3" style:family="paragraph" style:parent-style-name="Text_20_body">
      <style:paragraph-properties fo:margin-left="0cm" fo:margin-right="0cm" fo:text-align="justify" style:justify-single-word="false" fo:text-indent="0.101cm" style:auto-text-indent="false"/>
      <style:text-properties officeooo:rsid="00042c3b" officeooo:paragraph-rsid="00042c3b"/>
    </style:style>
    <style:style style:name="P4" style:family="paragraph" style:parent-style-name="Title">
      <style:text-properties officeooo:paragraph-rsid="00042c3b"/>
    </style:style>
    <style:style style:name="P5" style:family="paragraph" style:parent-style-name="Subtitle">
      <style:text-properties officeooo:paragraph-rsid="00042c3b"/>
    </style:style>
    <style:style style:name="T1" style:family="text">
      <style:text-properties officeooo:rsid="00042c3b"/>
    </style:style>
    <style:style style:name="T2" style:family="text">
      <style:text-properties fo:font-size="12pt" officeooo:rsid="00042c3b"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1 I concetti di Bison</text:span></text:p>
      <text:p text:style-name="P1"><text:span text:style-name="T1">Q</text:span><text:span text:style-name="T2">uesto capitolo introduce molti dei concetti basilari senza dei quali i dettagli di Bison non avrebbero senso (quindi tutto il lavoro di Gianluca fino ad ora è stato inutile). Se ancora non si sa come utilizzare Yacc o Bison, si suggerisce di iniziare la lettura da questo capilo con attenzione.</text:span></text:p>
      <text:p text:style-name="P5"><text:span text:style-name="T1">1.1 linguaggi e grammatiche libere dal contesto.</text:span></text:p>
      <text:p text:style-name="P3">Affinchè Bison possa effettuare il parsing di un lunguaggio, quest'ultimo deve essere descritto attravero una grammatica libera dal contesto . Questo vuol dire che devono essere specificate una o più regole sintattiche finalizzate all'ottenimento di raggruppamenti sintattici, ottenuti attraverso il raggruppamento delle loro parti. Per esempio nel linguaccio C, un tipo di raggruppamento è detto espressione. Una regola per realizzare una espressione potrebbe essere, “Una espressione può essere composta da un segno meno seguitonda un'altra espressione”. Un'altra potrebbe essere “Un espressione può essere un intero”. Come si può osservare, le regole sono spesso ricorsive, ma necessariamente deve essere presente almeno una regola che fa uscire dalla ricorsività.</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to </meta:initial-creator>
    <meta:creation-date>2012-02-27T18:42:34</meta:creation-date>
    <dc:date>2012-02-27T19:00:35</dc:date>
    <dc:creator>vito </dc:creator>
    <meta:editing-duration>PT00H02M10S</meta:editing-duration>
    <meta:editing-cycles>2</meta:editing-cycles>
    <meta:generator>OpenOffice.org/3.2$Unix OpenOffice.org_project/320m19$Build-9505</meta:generator>
    <meta:document-statistic meta:table-count="0" meta:image-count="0" meta:object-count="0" meta:page-count="1" meta:paragraph-count="4" meta:word-count="171" meta:character-count="1131"/>
  </office:meta>
</office:document-meta>
</file>